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6d52b" officeooo:paragraph-rsid="0016d52b"/>
    </style:style>
    <style:style style:name="P2" style:family="paragraph" style:parent-style-name="Text_20_body">
      <style:text-properties officeooo:paragraph-rsid="0016d52b"/>
    </style:style>
    <style:style style:name="P3" style:family="paragraph" style:parent-style-name="Text_20_body">
      <style:text-properties officeooo:rsid="0018d006" officeooo:paragraph-rsid="0018d006"/>
    </style:style>
    <style:style style:name="P4" style:family="paragraph" style:parent-style-name="Text_20_body">
      <style:text-properties officeooo:paragraph-rsid="001971cf"/>
    </style:style>
    <style:style style:name="P5" style:family="paragraph" style:parent-style-name="Text_20_body">
      <style:text-properties officeooo:rsid="002287df" officeooo:paragraph-rsid="002287df"/>
    </style:style>
    <style:style style:name="P6" style:family="paragraph" style:parent-style-name="Text_20_body">
      <style:text-properties officeooo:rsid="00274e4c" officeooo:paragraph-rsid="00274e4c"/>
    </style:style>
    <style:style style:name="P7" style:family="paragraph" style:parent-style-name="Text_20_body">
      <style:text-properties officeooo:rsid="002bc996" officeooo:paragraph-rsid="002bc996"/>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rsid="0018d006" officeooo:paragraph-rsid="0018d006" style:font-weight-asian="bold" style:font-weight-complex="bold"/>
    </style:style>
    <style:style style:name="P10" style:family="paragraph" style:parent-style-name="Text_20_body">
      <style:text-properties fo:font-weight="bold" officeooo:rsid="001971cf" officeooo:paragraph-rsid="001971cf" style:font-weight-asian="bold" style:font-weight-complex="bold"/>
    </style:style>
    <style:style style:name="P11" style:family="paragraph" style:parent-style-name="Text_20_body">
      <style:text-properties fo:font-weight="bold" officeooo:rsid="001aa60b" officeooo:paragraph-rsid="001aa60b" style:font-weight-asian="bold" style:font-weight-complex="bold"/>
    </style:style>
    <style:style style:name="P12" style:family="paragraph" style:parent-style-name="Text_20_body">
      <style:text-properties fo:font-weight="bold" officeooo:paragraph-rsid="001971cf" style:font-weight-asian="bold" style:font-weight-complex="bold"/>
    </style:style>
    <style:style style:name="P13" style:family="paragraph" style:parent-style-name="Text_20_body">
      <style:text-properties officeooo:rsid="00354ccb" officeooo:paragraph-rsid="00354ccb"/>
    </style:style>
    <style:style style:name="P14" style:family="paragraph" style:parent-style-name="Text_20_body">
      <style:text-properties officeooo:rsid="003c28e6" officeooo:paragraph-rsid="003c28e6"/>
    </style:style>
    <style:style style:name="P15" style:family="paragraph" style:parent-style-name="Text_20_body">
      <style:text-properties officeooo:rsid="003d477c" officeooo:paragraph-rsid="003d477c"/>
    </style:style>
    <style:style style:name="P16" style:family="paragraph" style:parent-style-name="Text_20_body">
      <style:text-properties officeooo:paragraph-rsid="003d477c"/>
    </style:style>
    <style:style style:name="P17" style:family="paragraph" style:parent-style-name="Heading_20_2">
      <style:text-properties fo:font-style="italic" officeooo:paragraph-rsid="003c0ded" style:font-style-asian="italic" style:font-style-complex="italic"/>
    </style:style>
    <style:style style:name="P18" style:family="paragraph" style:parent-style-name="Text_20_body">
      <style:text-properties officeooo:rsid="0049e701" officeooo:paragraph-rsid="0049e701"/>
    </style:style>
    <style:style style:name="P19" style:family="paragraph" style:parent-style-name="Heading_20_1">
      <style:text-properties officeooo:rsid="0049e701" officeooo:paragraph-rsid="0049e701"/>
    </style:style>
    <style:style style:name="T1" style:family="text">
      <style:text-properties officeooo:rsid="0018a7e1"/>
    </style:style>
    <style:style style:name="T2" style:family="text">
      <style:text-properties officeooo:rsid="0018f323"/>
    </style:style>
    <style:style style:name="T3" style:family="text">
      <style:text-properties officeooo:rsid="001aa60b"/>
    </style:style>
    <style:style style:name="T4" style:family="text">
      <style:text-properties officeooo:rsid="001d35e7"/>
    </style:style>
    <style:style style:name="T5" style:family="text">
      <style:text-properties officeooo:rsid="001efd5c"/>
    </style:style>
    <style:style style:name="T6" style:family="text">
      <style:text-properties officeooo:rsid="002287df"/>
    </style:style>
    <style:style style:name="T7" style:family="text">
      <style:text-properties officeooo:rsid="0029d2f7"/>
    </style:style>
    <style:style style:name="T8" style:family="text">
      <style:text-properties officeooo:rsid="002d5ee4"/>
    </style:style>
    <style:style style:name="T9" style:family="text">
      <style:text-properties officeooo:rsid="0030c2f2"/>
    </style:style>
    <style:style style:name="T10" style:family="text">
      <style:text-properties officeooo:rsid="003c0ded"/>
    </style:style>
    <style:style style:name="T11" style:family="text">
      <style:text-properties officeooo:rsid="003c28e6"/>
    </style:style>
    <style:style style:name="T12" style:family="text">
      <style:text-properties officeooo:rsid="003d477c"/>
    </style:style>
    <style:style style:name="T1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archism: A Very Short Introduction</text:p>
      <text:h text:style-name="Heading_20_1" text:outline-level="1">Notes</text:h>
      <text:h text:style-name="Heading_20_2" text:outline-level="2"><text:span text:style-name="T1">Colin Ward </text:span><text:span text:style-name="Strong_20_Emphasis">(1924-2010)</text:span></text:h>
      <text:p text:style-name="Text_20_body">Colin Ward: the ‘gentle’ anarchist and informal education. Often described as ‘Britain’s most famous anarchist’, Colin Ward’s political beliefs provoked and inspired his publications, as well as his long-held concern with place and social justice. Here, Sarah Mills explores the contribution of Colin Ward and the significance of his work for those involved in informal education.</text:p>
      <text:h text:style-name="P17" text:outline-level="2">Very Short Introductions</text:h>
      <text:p text:style-name="P8"><text:span text:style-name="T10">(</text:span>牛津通识读本系列<text:span text:style-name="T10">)</text:span></text:p>
      <text:p text:style-name="P3">Very Short Introductions are for anyone wanting a stimulating and accessible way in to a new subject. They are written by experts, and have been published in more than 25 languages worldwide.</text:p>
      <text:p text:style-name="P3">The series began in 1995, and now represents a wide variety of topics in history, philosophy, religion, science, and the humanities.</text:p>
      <text:h text:style-name="Heading_20_2" text:outline-level="2">Foreword</text:h>
      <text:p text:style-name="P3">Anarchism is a social and political ideology which, despite a history of defeat, continually re-emerges in a new guise or in a new country, so that another chapter has to be added to its chronology, or another dimension to its scope.</text:p>
      <text:p text:style-name="P3">My task has been one of selection: simply an attempt to introduce the reader to anarchist ideas in a very few words and to point to further sources. In this rich field the emphases are bound to be my own.</text:p>
      <text:p text:style-name="P9">这本书的意图在于引导读者初步了解Anarchism，是一部通识读本。</text:p>
      <text:h text:style-name="Heading_20_2" text:outline-level="2">Chapter <text:span text:style-name="T2">1 – Definitions and ancestors</text:span></text:h>
      <text:p text:style-name="Text_20_body">The word ‘anarchy’ comes from the Greek anarkhia, <text:span text:style-name="T13">meaning contrary to authority or without a ruler</text:span>.</text:p>
      <text:p text:style-name="Text_20_body">In the evolution of political ideas, anarchism can be seen as an ultimate projection of both liberalism and socialism, and the differing strands of anarchist thought can be related to their emphasis on one or the other of these. <text:s/>What links them all is their rejection of external authority.</text:p>
      <text:p text:style-name="P10">Anarchism有众多strands，但是共性都在于对external autority的拒绝。</text:p>
      <text:p text:style-name="Text_20_body"><text:soft-page-break/>For anarchists the state itself is the enemy, and they have applied the same interpretation to the outcome of every revolution of the 19th and 20th centuries. </text:p>
      <text:p text:style-name="P10">一个例子就是French Revolution，大革命的结果让人反思：What went wrong?</text:p>
      <text:p text:style-name="P4">The anarchists and their precursors were unique on the political Left in affirming that workers and peasants, grasping the chance that arose to bring an end to centuries of exploitation and tyranny, were inevitably betrayed by the new class of politicians, whose first priority was to r<text:span text:style-name="T3">e</text:span>establish a centralized state power.</text:p>
      <text:p text:style-name="P11">4个主要的Anarchist</text:p>
      <text:p text:style-name="P4">It is customary to relate the anarchist tradition to four major thinkers and writers.</text:p>
      <text:p text:style-name="P4">The first was William Godwin (1756–1836)</text:p>
      <text:p text:style-name="P4">The second of these pioneers was Pierre-Joseph Proudhon (1809–65)</text:p>
      <text:p text:style-name="P4">The third of the classical anarchist luminaries was the Russian revolutionary Michael Bakunin (1814–76)</text:p>
      <text:p text:style-name="P4">The last of these key thinkers was another Russian of aristocratic origin, Peter Kropotkin (1842–1921).</text:p>
      <text:p text:style-name="P12">实际上用文章和作者来介绍<text:span text:style-name="T4">Anarchism很片面，anarchism的思潮在历史上在各地都存在。</text:span></text:p>
      <text:p text:style-name="P4">Some anarchists would object to the identification of anarchism with its best-known writers. </text:p>
      <text:p text:style-name="P4">They would point out that everywhere in the world where anarchist ideas have arisen,</text:p>
      <text:p text:style-name="P4">there is a local activist conspiring to get access to a printing press, aware of the anarchist undercurrent in every uprising of the downtrodden all through history, and full of ideas about the application of anarchist solutions to local issues and dilemmas.</text:p>
      <text:p text:style-name="P4">In all these revolutions the fate of the anarchists was that of heroic losers. The German anarchist Gustav Landauer declared that:</text:p>
      <text:p text:style-name="Quotations">The state is not something which can be destroyed by a revolution, but is a condition, a certain relationship between human beings, a mode of human behaviour; we destroy it by contracting other relationships, by behaving differently.</text:p>
      <text:p text:style-name="P8">此外，Anarchism会在不同的历史时期“死灰复燃”，生命力顽强。</text:p>
      <text:p text:style-name="Text_20_body">Anarchism has, in fact, an enduring resilience.</text:p>
      <text:p text:style-name="Text_20_body">Whenever an authoritarian and repressive political regime collapses, the anarchists are there, a minority urging their fellow citizens to absorb the lessons of the sheer horror and irresponsibility of government.</text:p>
      <text:h text:style-name="Heading_20_2" text:outline-level="2">Chapter <text:span text:style-name="T5">2 – Revolutionary moments</text:span></text:h>
      <text:p text:style-name="P5">主要是讲在各个变革时期和事件中，anarchism的影响。</text:p>
      <text:h text:style-name="Heading_20_2" text:outline-level="2"><text:soft-page-break/>Chapter <text:span text:style-name="T6">3 – States, societies, and the collapse of socialism</text:span></text:h>
      <text:p text:style-name="Text_20_body">There is a vital distinction, stressed by anarchists, between society and the state. </text:p>
      <text:p text:style-name="Text_20_body">However, accompanying the collapse of the Soviet Empire there has been a rediscovery by political enquirers of ‘civil society’.</text:p>
      <text:p text:style-name="Text_20_body">The problem that arose was that of identifying the reason for the continual ascendancy of the political principle. </text:p>
      <text:p text:style-name="Text_20_body">Buber’s answer suggested that</text:p>
      <text:p text:style-name="Quotations">the fact that every people feels itself threatened by the others gives the state its definite unifying power; it depends upon the instinct of self-preservation of society itself; the latent external crisis enables it to get the upper hand in internal crises. <text:s/>All forms of government have this in common: each possesses more power than is required by the given conditions; in fact, this excess in the capacity for making dispositions is actually what we understand by political power. The measure of this excess represents the exact difference between administration and government.</text:p>
      <text:p text:style-name="Quotations">its justification derives from the external and internal instability, from the latent state of crisis between nations and within every nation. The political principle is always stronger in relation to the social principle than the given conditions require. The result is a continuous diminution in social spontaneity.</text:p>
      <text:p text:style-name="Text_20_body"><text:span text:style-name="T13">Social spontaneity</text:span> is highly valued by anarchists.</text:p>
      <text:p text:style-name="P6">社会的自发性很重要。</text:p>
      <text:p text:style-name="Text_20_body">Anarchists cite this little, local example of an alternative approach to the provision of health care to indicate that a different style of social organization could have evolved.</text:p>
      <text:p text:style-name="Text_20_body">He reiterated that we will be compelled to find new forms of organization for the social functions that the state fulfils through the bureaucracy, and that ‘as long as this is not done, nothing will be done’.</text:p>
      <text:p text:style-name="Text_20_body">It is possible to discern four principles that would shape an anarchist theory of organizations: that they should be (1) voluntary, (2) functional, (3) temporary, and (4) small.</text:p>
      <text:p text:style-name="Text_20_body"/>
      <text:p text:style-name="Text_20_body">A goal which is infinitely remote is not a goal at all, it is a deception.</text:p>
      <text:p text:style-name="Text_20_body">Socialism in the 20th century promised ‘jam tomorrow’ so regularly, and the promise remained so often unfulfilled, that as Herzen insisted, new generations will have to evolve their own more immediate social aims, which, the anarchists hope, will be structured around styles of social organization other than the machinery of the state.</text:p>
      <text:p text:style-name="Text_20_body">But because it is frequently suggested that anarchism is simply inappropriate for the scale of modern society, the concept of federalism is vital for any attempt to build an anarchist theory of organization. </text:p>
      <text:h text:style-name="Heading_20_2" text:outline-level="2"><text:soft-page-break/>Chapter <text:span text:style-name="T7">4 – Deflating nationalism and fundamentalism</text:span></text:h>
      <text:p text:style-name="P7">民族主义和原教旨主义</text:p>
      <text:p text:style-name="P7"/>
      <text:h text:style-name="Heading_20_2" text:outline-level="2">Chapter <text:span text:style-name="T8">5 – Containing deviancy and liberating work</text:span></text:h>
      <text:h text:style-name="Heading_20_2" text:outline-level="2">Chapter 6 – Freedom in education</text:h>
      <text:h text:style-name="Heading_20_2" text:outline-level="2">Chapter <text:span text:style-name="T9">7 – The individualist response</text:span></text:h>
      <text:h text:style-name="Heading_20_2" text:outline-level="2">Chapter 8 – Quiet revolutions</text:h>
      <text:h text:style-name="Heading_20_2" text:outline-level="2">Chapter 9 – The federalist agenda</text:h>
      <text:p text:style-name="P13"/>
      <text:h text:style-name="Heading_20_1" text:outline-level="1">Questions</text:h>
      <text:p text:style-name="P14">Q1: <text:s/>对于由social spontaneity所产生的organization，能否举一些例子来说明这些organization和政府部门相比的优缺点？</text:p>
      <text:p text:style-name="Text_20_body"><text:span text:style-name="T11">Page 1: </text:span>Proudhon argued that organization without government was both possible and desirable.</text:p>
      <text:p text:style-name="P14">汶川地震时的NGO社会组织救援？（是否有考证或者新闻来源）</text:p>
      <text:p text:style-name="P14">NGO对一个democratic society的重要性和必要性在<text:span text:style-name="T12">From Dictatorship to Democracy这本书里也谈到过。</text:span></text:p>
      <text:p text:style-name="P14">Q<text:span text:style-name="T12">2: 了解法国大革命的历史和启示</text:span></text:p>
      <text:p text:style-name="P15">Page 1: It had ended not only with a reign of terror and the emergence of a newly rich ruling caste, but with a new adored emperor, Napoleon Bonaparte, strutting through his conquered territories.</text:p>
      <text:p text:style-name="P16"/>
      <text:p text:style-name="P15"/>
      <text:h text:style-name="Heading_20_1" text:outline-level="1">References</text:h>
      <text:p text:style-name="P2"><text:a xlink:type="simple" xlink:href="https://www.academia.edu/7645604/Anarchism_A_Very_Short_Introduction" text:style-name="Internet_20_link" text:visited-style-name="Visited_20_Internet_20_Link">https://www.academia.edu/7645604/Anarchism_A_Very_Short_Introduction</text:a></text:p>
      <text:p text:style-name="P2"><text:a xlink:type="simple" xlink:href="https://www.jiachangdushu.com/index/Index/detial.html?id=1596" text:style-name="Internet_20_link" text:visited-style-name="Visited_20_Internet_20_Link">https://www.jiachangdushu.com/index/Index/detial.html?id=1596</text:a></text:p>
      <text:p text:style-name="P2"><text:a xlink:type="simple" xlink:href="http://infed.org/mobi/colin-ward-the-gentle-anarchist-and-informal-education/" text:style-name="Internet_20_link" text:visited-style-name="Visited_20_Internet_20_Link">http://infed.org/mobi/colin-ward-the-gentle-anarchist-and-informal-education/</text:a></text:p>
      <text:p text:style-name="P2"><text:a xlink:type="simple" xlink:href="https://libcom.org/library/你知道无政府主义吗" text:style-name="Internet_20_link" text:visited-style-name="Visited_20_Internet_20_Link">https://libcom.org/library/%E4%BD%A0%E7%9F%A5%E9%81%93%E6%97%A0%E6%94%BF%E5%BA%9C%E4%B8%BB%E4%B9%89%E5%90%97</text:a></text:p>
      <text:p text:style-name="P2"><text:soft-page-break/><text:a xlink:type="simple" xlink:href="http://wenming.cn/wmzg_qmydhd/zhuanti/201204/t20120416_611525.shtml" text:style-name="Internet_20_link" text:visited-style-name="Visited_20_Internet_20_Link">http://wenming.cn/wmzg_qmydhd/zhuanti/201204/t20120416_611525.shtml</text:a></text:p>
      <text:p text:style-name="P2"><text:a xlink:type="simple" xlink:href="https://program-think.blogspot.com/2015/12/share-books.html" text:style-name="Internet_20_link" text:visited-style-name="Visited_20_Internet_20_Link">https://program-think.blogspot.com/2015/12/share-books.html</text:a></text:p>
      <text:p text:style-name="P2"/>
      <text:p text:style-name="P2"/>
      <text:h text:style-name="P19" text:outline-level="1">Log</text:h>
      <text:p text:style-name="P18">Created 2019-03-1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1:15:04.331026293</meta:creation-date>
    <meta:generator>LibreOffice/6.2.1.2$MacOSX_X86_64 LibreOffice_project/7bcb35dc3024a62dea0caee87020152d1ee96e71</meta:generator>
    <dc:date>2019-03-21T15:04:39.802343822</dc:date>
    <meta:editing-duration>P5DT2H7M45S</meta:editing-duration>
    <meta:editing-cycles>15</meta:editing-cycles>
    <meta:document-statistic meta:table-count="0" meta:image-count="0" meta:object-count="0" meta:page-count="5" meta:paragraph-count="74" meta:word-count="1364" meta:character-count="7667" meta:non-whitespace-character-count="6629"/>
  </office:meta>
</office:document-meta>
</file>